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2.2335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6654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0"/>
    <style:style style:name="ce6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est_dfs_kinderg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ce4"/>
        <table:table-column table:style-name="co2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zu_verst_eink_kein_kinderfreib_tu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kindergeld_m_tu_basis</text:p>
          </table:table-cell>
          <table:table-cell table:style-name="Default" office:value-type="string" calcext:value-type="string">
            <text:p>kinderbonus_m_tu_basis</text:p>
          </table:table-cell>
          <table:table-cell table:style-name="Default" office:value-type="string" calcext:value-type="string">
            <text:p>kindergeld_m_hh</text:p>
          </table:table-cell>
          <table:table-cell table:style-name="Default" office:value-type="string" calcext:value-type="string">
            <text:p>kinderbonus_m_hh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0" calcext:value-type="float">
            <text:p>2000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7:45:43.35734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0T08:28:39.759671036</dc:date>
    <meta:editing-duration>PT1H55M58S</meta:editing-duration>
    <meta:editing-cycles>25</meta:editing-cycles>
    <meta:generator>LibreOffice/6.4.6.2$Linux_X86_64 LibreOffice_project/40$Build-2</meta:generator>
    <dc:creator>Christian Zimpelmann</dc:creator>
    <meta:document-statistic meta:table-count="1" meta:cell-count="490" meta:object-count="0"/>
  </office:meta>
</office:document-meta>
</file>